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7.306cm"/>
    </style:style>
    <style:style style:name="co3" style:family="table-column">
      <style:table-column-properties fo:break-before="auto" style:column-width="4.701cm"/>
    </style:style>
    <style:style style:name="co4" style:family="table-column">
      <style:table-column-properties fo:break-before="auto" style:column-width="1.7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7.825cm"/>
    </style:style>
    <style:style style:name="co7" style:family="table-column">
      <style:table-column-properties fo:break-before="auto" style:column-width="6.39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Basic Key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UE40D5720</text:p>
          </table:table-cell>
          <table:table-cell table:style-name="ce1" office:value-type="string">
            <text:p>HTD5500</text:p>
          </table:table-cell>
          <table:table-cell table:style-name="ce1" table:number-columns-repeated="1020"/>
        </table:table-row>
        <table:table-row table:style-name="ro1" table:visibility="filter">
          <table:table-cell office:value-type="string">
            <text:p>Channel</text:p>
          </table:table-cell>
          <table:table-cell office:value-type="string">
            <text:p>KEY_CHUP</text:p>
          </table:table-cell>
          <table:table-cell office:value-type="string">
            <text:p>Channel+</text:p>
          </table:table-cell>
          <table:table-cell table:number-columns-repeated="1021"/>
        </table:table-row>
        <table:table-row table:style-name="ro1">
          <table:table-cell office:value-type="string">
            <text:p>Channel</text:p>
          </table:table-cell>
          <table:table-cell office:value-type="string">
            <text:p>KEY_FAVCH</text:p>
          </table:table-cell>
          <table:table-cell table:number-columns-repeated="1022"/>
        </table:table-row>
        <table:table-row table:style-name="ro1" table:visibility="filter">
          <table:table-cell office:value-type="string">
            <text:p>Channel</text:p>
          </table:table-cell>
          <table:table-cell office:value-type="string">
            <text:p>KEY_CHDOWN</text:p>
          </table:table-cell>
          <table:table-cell office:value-type="string">
            <text:p>Channel-</text:p>
          </table:table-cell>
          <table:table-cell table:number-columns-repeated="1021"/>
        </table:table-row>
        <table:table-row table:style-name="ro1">
          <table:table-cell office:value-type="string">
            <text:p>Channel</text:p>
          </table:table-cell>
          <table:table-cell office:value-type="string">
            <text:p>KEY_CH_LIST</text:p>
          </table:table-cell>
          <table:table-cell table:number-columns-repeated="1022"/>
        </table:table-row>
        <table:table-row table:style-name="ro1" table:visibility="filter">
          <table:table-cell office:value-type="string">
            <text:p>Channel</text:p>
          </table:table-cell>
          <table:table-cell office:value-type="string">
            <text:p>KEY_PRECH</text:p>
          </table:table-cell>
          <table:table-cell office:value-type="string">
            <text:p>Previous channel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Keypad</text:p>
          </table:table-cell>
          <table:table-cell office:value-type="string">
            <text:p>KEY_0</text:p>
          </table:table-cell>
          <table:table-cell office:value-type="string">
            <text:p>Keypad „0“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Keypad</text:p>
          </table:table-cell>
          <table:table-cell office:value-type="string">
            <text:p>KEY_1</text:p>
          </table:table-cell>
          <table:table-cell office:value-type="string">
            <text:p>Keypad „1“</text:p>
          </table:table-cell>
          <table:table-cell table:number-columns-repeated="1021"/>
        </table:table-row>
        <table:table-row table:style-name="ro1">
          <table:table-cell office:value-type="string">
            <text:p>Keypad</text:p>
          </table:table-cell>
          <table:table-cell office:value-type="string">
            <text:p>KEY_11</text:p>
          </table:table-cell>
          <table:table-cell table:number-columns-repeated="1022"/>
        </table:table-row>
        <table:table-row table:style-name="ro1">
          <table:table-cell office:value-type="string">
            <text:p>Keypad</text:p>
          </table:table-cell>
          <table:table-cell office:value-type="string">
            <text:p>KEY_12</text:p>
          </table:table-cell>
          <table:table-cell table:number-columns-repeated="1022"/>
        </table:table-row>
        <table:table-row table:style-name="ro1" table:visibility="filter">
          <table:table-cell office:value-type="string">
            <text:p>Keypad</text:p>
          </table:table-cell>
          <table:table-cell office:value-type="string">
            <text:p>KEY_2</text:p>
          </table:table-cell>
          <table:table-cell office:value-type="string">
            <text:p>Keypad „2“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Keypad</text:p>
          </table:table-cell>
          <table:table-cell office:value-type="string">
            <text:p>KEY_3</text:p>
          </table:table-cell>
          <table:table-cell office:value-type="string">
            <text:p>Keypad „3“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Keypad</text:p>
          </table:table-cell>
          <table:table-cell office:value-type="string">
            <text:p>KEY_4</text:p>
          </table:table-cell>
          <table:table-cell office:value-type="string">
            <text:p>Keypad „4“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Keypad</text:p>
          </table:table-cell>
          <table:table-cell office:value-type="string">
            <text:p>KEY_5</text:p>
          </table:table-cell>
          <table:table-cell office:value-type="string">
            <text:p>Keypad „5“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Keypad</text:p>
          </table:table-cell>
          <table:table-cell office:value-type="string">
            <text:p>KEY_6</text:p>
          </table:table-cell>
          <table:table-cell office:value-type="string">
            <text:p>Keypad „6“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Keypad</text:p>
          </table:table-cell>
          <table:table-cell office:value-type="string">
            <text:p>KEY_7</text:p>
          </table:table-cell>
          <table:table-cell office:value-type="string">
            <text:p>Keypad „7“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Keypad</text:p>
          </table:table-cell>
          <table:table-cell office:value-type="string">
            <text:p>KEY_8</text:p>
          </table:table-cell>
          <table:table-cell office:value-type="string">
            <text:p>Keypad „8“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Keypad</text:p>
          </table:table-cell>
          <table:table-cell office:value-type="string">
            <text:p>KEY_9</text:p>
          </table:table-cell>
          <table:table-cell office:value-type="string">
            <text:p>Keypad „9“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Menu</text:p>
          </table:table-cell>
          <table:table-cell office:value-type="string">
            <text:p>KEY_EXIT</text:p>
          </table:table-cell>
          <table:table-cell office:value-type="string">
            <text:p>Close all menus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Menu</text:p>
          </table:table-cell>
          <table:table-cell office:value-type="string">
            <text:p>KEY_LEFT</text:p>
          </table:table-cell>
          <table:table-cell office:value-type="string">
            <text:p>Cursor left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Menu</text:p>
          </table:table-cell>
          <table:table-cell office:value-type="string">
            <text:p>KEY_MENU</text:p>
          </table:table-cell>
          <table:table-cell office:value-type="string">
            <text:p>Open/close menu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Menu</text:p>
          </table:table-cell>
          <table:table-cell office:value-type="string">
            <text:p>KEY_RETURN</text:p>
          </table:table-cell>
          <table:table-cell office:value-type="string">
            <text:p>return to previous menu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Menu</text:p>
          </table:table-cell>
          <table:table-cell office:value-type="string">
            <text:p>KEY_RIGHT</text:p>
          </table:table-cell>
          <table:table-cell office:value-type="string">
            <text:p>Cursor right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Menu</text:p>
          </table:table-cell>
          <table:table-cell office:value-type="string">
            <text:p>KEY_TOOLS</text:p>
          </table:table-cell>
          <table:table-cell office:value-type="string">
            <text:p>„Tools“ menu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Menu</text:p>
          </table:table-cell>
          <table:table-cell office:value-type="string">
            <text:p>KEY_TOPMENU</text:p>
          </table:table-cell>
          <table:table-cell office:value-type="string">
            <text:p>E-Manual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Menu</text:p>
          </table:table-cell>
          <table:table-cell office:value-type="string">
            <text:p>KEY_UP</text:p>
          </table:table-cell>
          <table:table-cell office:value-type="string">
            <text:p>Cursor up</text:p>
          </table:table-cell>
          <table:table-cell table:number-columns-repeated="1021"/>
        </table:table-row>
        <table:table-row table:style-name="ro2">
          <table:table-cell office:value-type="string">
            <text:p>PIP</text:p>
          </table:table-cell>
          <table:table-cell office:value-type="string">
            <text:p>KEY_PIP_SWAP</text:p>
          </table:table-cell>
          <table:table-cell table:number-columns-repeated="1022"/>
        </table:table-row>
        <table:table-row table:style-name="ro2">
          <table:table-cell office:value-type="string">
            <text:p>PIP</text:p>
          </table:table-cell>
          <table:table-cell office:value-type="string">
            <text:p>KEY_PIP_SCAN</text:p>
          </table:table-cell>
          <table:table-cell table:number-columns-repeated="1022"/>
        </table:table-row>
        <table:table-row table:style-name="ro2">
          <table:table-cell office:value-type="string">
            <text:p>PIP</text:p>
          </table:table-cell>
          <table:table-cell office:value-type="string">
            <text:p>KEY_PIP_ONOFF</text:p>
          </table:table-cell>
          <table:table-cell table:number-columns-repeated="1022"/>
        </table:table-row>
        <table:table-row table:style-name="ro2">
          <table:table-cell office:value-type="string">
            <text:p>PIP</text:p>
          </table:table-cell>
          <table:table-cell office:value-type="string">
            <text:p>KEY_PIP_CHDOWN</text:p>
          </table:table-cell>
          <table:table-cell table:number-columns-repeated="1022"/>
        </table:table-row>
        <table:table-row table:style-name="ro2" table:visibility="filter">
          <table:table-cell office:value-type="string">
            <text:p>PIP</text:p>
          </table:table-cell>
          <table:table-cell office:value-type="string">
            <text:p>KEY_PIP_CHUP</text:p>
          </table:table-cell>
          <table:table-cell office:value-type="string">
            <text:p>Display „n/a“</text:p>
          </table:table-cell>
          <table:table-cell table:number-columns-repeated="1021"/>
        </table:table-row>
        <table:table-row table:style-name="ro2">
          <table:table-cell office:value-type="string">
            <text:p>PIP</text:p>
          </table:table-cell>
          <table:table-cell office:value-type="string">
            <text:p>KEY_PIP_SIZE</text:p>
          </table:table-cell>
          <table:table-cell table:number-columns-repeated="1022"/>
        </table:table-row>
        <table:table-row table:style-name="ro1" table:visibility="filter">
          <table:table-cell office:value-type="string">
            <text:p>Playback</text:p>
          </table:table-cell>
          <table:table-cell office:value-type="string">
            <text:p>KEY_STOP</text:p>
          </table:table-cell>
          <table:table-cell office:value-type="string">
            <text:p>Stop playback</text:p>
          </table:table-cell>
          <table:table-cell table:number-columns-repeated="1021"/>
        </table:table-row>
        <table:table-row table:style-name="ro2">
          <table:table-cell office:value-type="string">
            <text:p>Playback</text:p>
          </table:table-cell>
          <table:table-cell office:value-type="string">
            <text:p>KEY_FF_</text:p>
          </table:table-cell>
          <table:table-cell table:number-columns-repeated="1022"/>
        </table:table-row>
        <table:table-row table:style-name="ro2">
          <table:table-cell office:value-type="string">
            <text:p>Playback</text:p>
          </table:table-cell>
          <table:table-cell office:value-type="string">
            <text:p>KEY_REWIND_</text:p>
          </table:table-cell>
          <table:table-cell table:number-columns-repeated="1022"/>
        </table:table-row>
        <table:table-row table:style-name="ro1" table:visibility="filter">
          <table:table-cell office:value-type="string">
            <text:p>Playback</text:p>
          </table:table-cell>
          <table:table-cell office:value-type="string">
            <text:p>KEY_PLAY</text:p>
          </table:table-cell>
          <table:table-cell office:value-type="string">
            <text:p>Play</text:p>
          </table:table-cell>
          <table:table-cell table:number-columns-repeated="1021"/>
        </table:table-row>
        <table:table-row table:style-name="ro2">
          <table:table-cell office:value-type="string">
            <text:p>Playback</text:p>
          </table:table-cell>
          <table:table-cell office:value-type="string">
            <text:p>KEY_FF</text:p>
          </table:table-cell>
          <table:table-cell table:number-columns-repeated="1022"/>
        </table:table-row>
        <table:table-row table:style-name="ro2">
          <table:table-cell office:value-type="string">
            <text:p>Playback</text:p>
          </table:table-cell>
          <table:table-cell office:value-type="string">
            <text:p>KEY_REWIND</text:p>
          </table:table-cell>
          <table:table-cell table:number-columns-repeated="1022"/>
        </table:table-row>
        <table:table-row table:style-name="ro2">
          <table:table-cell office:value-type="string">
            <text:p>Playback</text:p>
          </table:table-cell>
          <table:table-cell office:value-type="string">
            <text:p>KEY_REC</text:p>
          </table:table-cell>
          <table:table-cell table:number-columns-repeated="1022"/>
        </table:table-row>
        <table:table-row table:style-name="ro2" table:visibility="filter">
          <table:table-cell office:value-type="string">
            <text:p>Playback</text:p>
          </table:table-cell>
          <table:table-cell office:value-type="string">
            <text:p>KEY_PAUSE</text:p>
          </table:table-cell>
          <table:table-cell office:value-type="string">
            <text:p>Pause</text:p>
          </table:table-cell>
          <table:table-cell table:number-columns-repeated="1021"/>
        </table:table-row>
        <table:table-row table:style-name="ro2">
          <table:table-cell office:value-type="string">
            <text:p>Power</text:p>
          </table:table-cell>
          <table:table-cell office:value-type="string">
            <text:p>KEY_POWER</text:p>
          </table:table-cell>
          <table:table-cell table:number-columns-repeated="1022"/>
        </table:table-row>
        <table:table-row table:style-name="ro2" table:visibility="filter">
          <table:table-cell office:value-type="string">
            <text:p>Power</text:p>
          </table:table-cell>
          <table:table-cell office:value-type="string">
            <text:p>KEY_POWEROFF</text:p>
          </table:table-cell>
          <table:table-cell office:value-type="string">
            <text:p>Power OFF</text:p>
          </table:table-cell>
          <table:table-cell table:number-columns-repeated="1021"/>
        </table:table-row>
        <table:table-row table:style-name="ro2">
          <table:table-cell office:value-type="string">
            <text:p>Power</text:p>
          </table:table-cell>
          <table:table-cell office:value-type="string">
            <text:p>KEY_POWERON</text:p>
          </table:table-cell>
          <table:table-cell table:number-columns-repeated="1022"/>
        </table:table-row>
        <table:table-row table:style-name="ro1" table:visibility="filter">
          <table:table-cell office:value-type="string">
            <text:p>Source</text:p>
          </table:table-cell>
          <table:table-cell office:value-type="string">
            <text:p>KEY_SVIDEO3</text:p>
          </table:table-cell>
          <table:table-cell office:value-type="string">
            <text:p>switch to input SVIDEO-3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Source</text:p>
          </table:table-cell>
          <table:table-cell office:value-type="string">
            <text:p>KEY_ANTENA</text:p>
          </table:table-cell>
          <table:table-cell office:value-type="string">
            <text:p>switch to terestrial tv (DVB-T)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Source</text:p>
          </table:table-cell>
          <table:table-cell office:value-type="string">
            <text:p>KEY_AV1</text:p>
          </table:table-cell>
          <table:table-cell office:value-type="string">
            <text:p>switch to input AV-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Source</text:p>
          </table:table-cell>
          <table:table-cell office:value-type="string">
            <text:p>KEY_AV2</text:p>
          </table:table-cell>
          <table:table-cell office:value-type="string">
            <text:p>switch to input AV-2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Source</text:p>
          </table:table-cell>
          <table:table-cell office:value-type="string">
            <text:p>KEY_AV3</text:p>
          </table:table-cell>
          <table:table-cell office:value-type="string">
            <text:p>switch to input AV-3</text:p>
          </table:table-cell>
          <table:table-cell table:number-columns-repeated="1021"/>
        </table:table-row>
        <table:table-row table:style-name="ro1">
          <table:table-cell office:value-type="string">
            <text:p>Source</text:p>
          </table:table-cell>
          <table:table-cell office:value-type="string">
            <text:p>KEY_TV</text:p>
          </table:table-cell>
          <table:table-cell table:number-columns-repeated="1022"/>
        </table:table-row>
        <table:table-row table:style-name="ro1" table:visibility="filter">
          <table:table-cell office:value-type="string">
            <text:p>Source</text:p>
          </table:table-cell>
          <table:table-cell office:value-type="string">
            <text:p>KEY_HDMI2</text:p>
          </table:table-cell>
          <table:table-cell office:value-type="string">
            <text:p>switch to input HDMI-2</text:p>
          </table:table-cell>
          <table:table-cell table:number-columns-repeated="1021"/>
        </table:table-row>
        <table:table-row table:style-name="ro1">
          <table:table-cell office:value-type="string">
            <text:p>Source</text:p>
          </table:table-cell>
          <table:table-cell office:value-type="string">
            <text:p>KEY_TV_MODE</text:p>
          </table:table-cell>
          <table:table-cell table:number-columns-repeated="1022"/>
        </table:table-row>
        <table:table-row table:style-name="ro1" table:visibility="filter">
          <table:table-cell office:value-type="string">
            <text:p>Source</text:p>
          </table:table-cell>
          <table:table-cell office:value-type="string">
            <text:p>KEY_COMPONENT1</text:p>
          </table:table-cell>
          <table:table-cell office:value-type="string">
            <text:p>switch to input COMPONENT-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Source</text:p>
          </table:table-cell>
          <table:table-cell office:value-type="string">
            <text:p>KEY_SVIDEO2</text:p>
          </table:table-cell>
          <table:table-cell office:value-type="string">
            <text:p>switch to input SVIDEO-2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Source</text:p>
          </table:table-cell>
          <table:table-cell office:value-type="string">
            <text:p>KEY_SVIDEO1</text:p>
          </table:table-cell>
          <table:table-cell office:value-type="string">
            <text:p>switch to input SVIDEO-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Source</text:p>
          </table:table-cell>
          <table:table-cell office:value-type="string">
            <text:p>KEY_COMPONENT2</text:p>
          </table:table-cell>
          <table:table-cell office:value-type="string">
            <text:p>switch to input COMPONENT-2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Source</text:p>
          </table:table-cell>
          <table:table-cell office:value-type="string">
            <text:p>KEY_HDMI4</text:p>
          </table:table-cell>
          <table:table-cell office:value-type="string">
            <text:p>switch to input HDMI-4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Source</text:p>
          </table:table-cell>
          <table:table-cell office:value-type="string">
            <text:p>KEY_HDMI3</text:p>
          </table:table-cell>
          <table:table-cell office:value-type="string">
            <text:p>switch to input HDMI-3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Source</text:p>
          </table:table-cell>
          <table:table-cell office:value-type="string">
            <text:p>KEY_HDMI</text:p>
          </table:table-cell>
          <table:table-cell office:value-type="string">
            <text:p>Switch to last used HDMI input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Source</text:p>
          </table:table-cell>
          <table:table-cell office:value-type="string">
            <text:p>KEY_HDMI1</text:p>
          </table:table-cell>
          <table:table-cell office:value-type="string">
            <text:p>switch to input HDMI-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Source</text:p>
          </table:table-cell>
          <table:table-cell office:value-type="string">
            <text:p>KEY_SOURCE</text:p>
          </table:table-cell>
          <table:table-cell office:value-type="string">
            <text:p>Menu „Input Source“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TX</text:p>
          </table:table-cell>
          <table:table-cell office:value-type="string">
            <text:p>KEY_CYAN</text:p>
          </table:table-cell>
          <table:table-cell office:value-type="string">
            <text:p>Cyan / C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TX</text:p>
          </table:table-cell>
          <table:table-cell office:value-type="string">
            <text:p>KEY_GREEN</text:p>
          </table:table-cell>
          <table:table-cell office:value-type="string">
            <text:p>Green / B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TX</text:p>
          </table:table-cell>
          <table:table-cell office:value-type="string">
            <text:p>KEY_RED</text:p>
          </table:table-cell>
          <table:table-cell office:value-type="string">
            <text:p>Red / A</text:p>
          </table:table-cell>
          <table:table-cell table:number-columns-repeated="1021"/>
        </table:table-row>
        <table:table-row table:style-name="ro2">
          <table:table-cell office:value-type="string">
            <text:p>TTX</text:p>
          </table:table-cell>
          <table:table-cell office:value-type="string">
            <text:p>KEY_TTX_SUBFACE</text:p>
          </table:table-cell>
          <table:table-cell table:number-columns-repeated="1022"/>
        </table:table-row>
        <table:table-row table:style-name="ro1" table:visibility="filter">
          <table:table-cell office:value-type="string">
            <text:p>TTX</text:p>
          </table:table-cell>
          <table:table-cell office:value-type="string">
            <text:p>KEY_YELLOW</text:p>
          </table:table-cell>
          <table:table-cell office:value-type="string">
            <text:p>Yellow / C</text:p>
          </table:table-cell>
          <table:table-cell table:number-columns-repeated="1021"/>
        </table:table-row>
        <table:table-row table:style-name="ro2">
          <table:table-cell office:value-type="string">
            <text:p>TTX</text:p>
          </table:table-cell>
          <table:table-cell office:value-type="string">
            <text:p>KEY_TTX_MIX</text:p>
          </table:table-cell>
          <table:table-cell table:number-columns-repeated="1022"/>
        </table:table-row>
        <table:table-row table:style-name="ro1" table:visibility="filter">
          <table:table-cell office:value-type="string">
            <text:p>Volume</text:p>
          </table:table-cell>
          <table:table-cell office:value-type="string">
            <text:p>KEY_MUTE</text:p>
          </table:table-cell>
          <table:table-cell office:value-type="string">
            <text:p>Mute volume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Volume</text:p>
          </table:table-cell>
          <table:table-cell office:value-type="string">
            <text:p>KEY_VOLDOWN</text:p>
          </table:table-cell>
          <table:table-cell office:value-type="string">
            <text:p>Lower volume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Volume</text:p>
          </table:table-cell>
          <table:table-cell office:value-type="string">
            <text:p>KEY_VOLUP</text:p>
          </table:table-cell>
          <table:table-cell office:value-type="string">
            <text:p>Raise volume</text:p>
          </table:table-cell>
          <table:table-cell table:number-columns-repeated="1021"/>
        </table:table-row>
        <table:table-row table:style-name="ro2">
          <table:table-cell office:value-type="string">
            <text:p>Zoom</text:p>
          </table:table-cell>
          <table:table-cell office:value-type="string">
            <text:p>KEY_ZOOM_IN</text:p>
          </table:table-cell>
          <table:table-cell table:number-columns-repeated="1022"/>
        </table:table-row>
        <table:table-row table:style-name="ro2">
          <table:table-cell office:value-type="string">
            <text:p>Zoom</text:p>
          </table:table-cell>
          <table:table-cell office:value-type="string">
            <text:p>KEY_ZOOM_MOVE</text:p>
          </table:table-cell>
          <table:table-cell table:number-columns-repeated="1022"/>
        </table:table-row>
        <table:table-row table:style-name="ro2">
          <table:table-cell office:value-type="string">
            <text:p>Zoom</text:p>
          </table:table-cell>
          <table:table-cell office:value-type="string">
            <text:p>KEY_ZOOM_OUT</text:p>
          </table:table-cell>
          <table:table-cell table:number-columns-repeated="1022"/>
        </table:table-row>
        <table:table-row table:style-name="ro2">
          <table:table-cell office:value-type="string">
            <text:p>Zoom</text:p>
          </table:table-cell>
          <table:table-cell office:value-type="string">
            <text:p>KEY_ZOOM1</text:p>
          </table:table-cell>
          <table:table-cell table:number-columns-repeated="1022"/>
        </table:table-row>
        <table:table-row table:style-name="ro2">
          <table:table-cell office:value-type="string">
            <text:p>Zoom</text:p>
          </table:table-cell>
          <table:table-cell office:value-type="string">
            <text:p>KEY_ZOOM2</text:p>
          </table:table-cell>
          <table:table-cell table:number-columns-repeated="1022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, EXT, PANNEL" table:style-name="ta1"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UE40D5720</text:p>
          </table:table-cell>
          <table:table-cell table:style-name="ce1" office:value-type="string">
            <text:p>HTD5500</text:p>
          </table:table-cell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ANTENNA_AIR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ANTENNA_CABLE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ANTENNA_SATELLITE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ANYNET_AUTO_START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ANYNET_MODE_OK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AUTOCOLOR_FAIL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AUTOCOLOR_SUCCESS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C_FORCE_AGING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CAPTION_ENG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CAPTION_KOR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CAPTION_OFF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CAPTION_ON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JACK_IDENT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LNA_OFF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LNA_ON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PIP_CH_CHANGE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PIP_DOUBLE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PIP_LARGE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PIP_LEFT_BOTTOM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PIP_LEFT_TOP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PIP_RIGHT_BOTTOM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PIP_RIGHT_TOP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PIP_SMALL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PIP_SOURCE_CHANGE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PIP_WIDE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RESET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USBJACK_INSPECT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1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10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11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12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13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14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15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16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17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18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19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2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20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21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22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23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24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25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26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27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28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29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3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30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31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32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33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34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35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36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37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38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39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4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40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41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5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6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7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8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9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PANNEL_CHDOWN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PANNEL_CHUP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PANNEL_ENTER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PANNEL_MENU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PANNEL_POWER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PANNEL_SOURCE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PANNEL_VOLDOW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PANNEL_VOLUP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WHEEL_LEFT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WHEEL_RIGHT</text:p>
          </table:table-cell>
          <table:table-cell table:number-columns-repeated="2"/>
        </table:table-row>
        <table:table-row table:style-name="ro2" table:number-rows-repeated="104849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unknown" table:style-name="ta1">
        <table:table-column table:style-name="co5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2">
          <table:table-cell table:style-name="ce2" office:value-type="string">
            <text:p>Category</text:p>
          </table:table-cell>
          <table:table-cell table:style-name="ce2" office:value-type="string">
            <text:p>Key</text:p>
          </table:table-cell>
          <table:table-cell table:style-name="ce2" office:value-type="string">
            <text:p>UE40D5720</text:p>
          </table:table-cell>
          <table:table-cell table:style-name="ce2" office:value-type="string">
            <text:p>HTD5500</text:p>
          </table:table-cell>
        </table:table-row>
        <table:table-row table:style-name="ro2">
          <table:table-cell/>
          <table:table-cell office:value-type="string">
            <text:p>KEY_FACTORY</text:p>
          </table:table-cell>
          <table:table-cell office:value-type="string">
            <text:p>Display „n/a“ – admin key?</text:p>
          </table:table-cell>
          <table:table-cell/>
        </table:table-row>
        <table:table-row table:style-name="ro2">
          <table:table-cell/>
          <table:table-cell office:value-type="string">
            <text:p>KEY_PLUS100</text:p>
          </table:table-cell>
          <table:table-cell office:value-type="string">
            <text:p>Display „n/a“</text:p>
          </table:table-cell>
          <table:table-cell/>
        </table:table-row>
        <table:table-row table:style-name="ro2">
          <table:table-cell/>
          <table:table-cell office:value-type="string">
            <text:p>KEY_DVD_MOD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QUICK_REPLAY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DNS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ESAVING</text:p>
          </table:table-cell>
          <table:table-cell office:value-type="string">
            <text:p>switch energy saving</text:p>
          </table:table-cell>
          <table:table-cell/>
        </table:table-row>
        <table:table-row table:style-name="ro2">
          <table:table-cell/>
          <table:table-cell office:value-type="string">
            <text:p>KEY_DOW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BOOKMARK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M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DTV_SIGNAL</text:p>
          </table:table-cell>
          <table:table-cell office:value-type="string">
            <text:p>message n/a</text:p>
          </table:table-cell>
          <table:table-cell/>
        </table:table-row>
        <table:table-row table:style-name="ro2">
          <table:table-cell/>
          <table:table-cell office:value-type="string">
            <text:p>KEY_SLEEP</text:p>
          </table:table-cell>
          <table:table-cell office:value-type="string">
            <text:p>switch sleep timer</text:p>
          </table:table-cell>
          <table:table-cell/>
        </table:table-row>
        <table:table-row table:style-name="ro2">
          <table:table-cell/>
          <table:table-cell office:value-type="string">
            <text:p>KEY_DVR_MENU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PMODE</text:p>
          </table:table-cell>
          <table:table-cell office:value-type="string">
            <text:p>switch picture mode</text:p>
          </table:table-cell>
          <table:table-cell/>
        </table:table-row>
        <table:table-row table:style-name="ro2">
          <table:table-cell/>
          <table:table-cell office:value-type="string">
            <text:p>KEY_HELP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CALLER_I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SEFFEC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STB_MODE</text:p>
          </table:table-cell>
          <table:table-cell office:value-type="string">
            <text:p>Display „stb mode“</text:p>
          </table:table-cell>
          <table:table-cell/>
        </table:table-row>
        <table:table-row table:style-name="ro2">
          <table:table-cell/>
          <table:table-cell office:value-type="string">
            <text:p>KEY_MIC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OPE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MOVIE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16_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W_LINK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DTV_LINK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SUB_TITL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DNIe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/>
          <table:table-cell office:value-type="string">
            <text:p>KEY_DOO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RESERVED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ENTE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ID_INPU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INFO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PANORAMA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MOR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TURBO</text:p>
          </table:table-cell>
          <table:table-cell office:value-type="string">
            <text:p>msg \app not installed\"" - examine further"</text:p>
          </table:table-cell>
          <table:table-cell/>
        </table:table-row>
        <table:table-row table:style-name="ro2">
          <table:table-cell/>
          <table:table-cell office:value-type="string">
            <text:p>KEY_RSS</text:p>
          </table:table-cell>
          <table:table-cell office:value-type="string">
            <text:p>Start SmartHUB</text:p>
          </table:table-cell>
          <table:table-cell/>
        </table:table-row>
        <table:table-row table:style-name="ro2">
          <table:table-cell/>
          <table:table-cell office:value-type="string">
            <text:p>KEY_BACK_MHP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/>
          <table:table-cell office:value-type="string">
            <text:p>KEY_VCHIP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ANYNET</text:p>
          </table:table-cell>
          <table:table-cell office:value-type="string">
            <text:p>nothing</text:p>
          </table:table-cell>
          <table:table-cell/>
        </table:table-row>
        <table:table-row table:style-name="ro3">
          <table:table-cell/>
          <table:table-cell office:value-type="string">
            <text:p>KEY_CONTENTS</text:p>
          </table:table-cell>
          <table:table-cell office:value-type="string">
            <text:p>Start SmartHUB</text:p>
          </table:table-cell>
          <table:table-cell/>
        </table:table-row>
        <table:table-row table:style-name="ro2">
          <table:table-cell/>
          <table:table-cell office:value-type="string">
            <text:p>KEY_ENTERTAINMEN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PROGRA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ALT_MHP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LINK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INSTANT_REPLAY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SETUP_CLOCK_TIME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CONVERGENC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LIV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HOM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A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DSS_MOD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MTS</text:p>
          </table:table-cell>
          <table:table-cell office:value-type="string">
            <text:p>switch audio mode (mono/stereo/dualI/dualII)</text:p>
          </table:table-cell>
          <table:table-cell/>
        </table:table-row>
        <table:table-row table:style-name="ro2">
          <table:table-cell/>
          <table:table-cell office:value-type="string">
            <text:p>KEY_SOUND_MOD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GUID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3SPE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PICTURE_SIZ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CAPTIO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APP_LIS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CATV_MOD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CONVERT_AUDIO_MAINSUB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NINE_SEPERAT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PERPECT_FOCU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DMA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DEVICE_CONNEC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PRIN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PCMOD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DTV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MAGIC_CHANNEL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GAM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DYNAMIC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VCR_MOD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CUSTO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DISC_MENU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CLOCK_DISPLAY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MDC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SR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CLE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AUTO_PROGRA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STANDAR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REPEA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DNE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ADDDEL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ID_SETUP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ANYVIEW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RSURF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DVI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ANGL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SCAL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ASPEC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DV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MAGIC_BRIGH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STILL_PICTUR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FM_RADIO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AUTO_FORMA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4_3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Basic Keys'.A1:'Basic Keys'.D74" table:display-filter-buttons="true">
          <table:filter>
            <table:filter-or>
              <table:filter-condition table:field-number="2" table:data-type="number" table:value="66" table:operator="="/>
            </table:filter-or>
          </table:filter>
          <table:sort>
            <table:sort-by table:field-number="0" table:data-type="automatic"/>
          </table:sort>
        </table:database-range>
        <table:database-range table:name="__Anonymous_Sheet_DB__1" table:target-range-address="'ARC, EXT, PANNEL'.A1:'ARC, EXT, PANNEL'.D7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5">00.00.0000</text:date>, <text:time style:data-style-name="N2" text:time-value="0000-00-00T13:31:44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05T13:37:26</dc:date>
    <dc:creator>David Poisl</dc:creator>
    <meta:generator>LibreOffice/3.6$Linux_x86 LibreOffice_project/360m1$Build-2</meta:generator>
    <meta:editing-duration>PT49M10S</meta:editing-duration>
    <meta:editing-cycles>6</meta:editing-cycles>
    <meta:document-statistic meta:table-count="3" meta:cell-count="469" meta:object-count="0"/>
  </office:meta>
</office:document-meta>
</file>